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6.47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.035cm" loext:glow-color="#77bc65" loext:softedge-radius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imple 1" draw:style-name="gr1" draw:text-style-name="P2" draw:layer="layout" svg:width="7cm" svg:height="2.511cm" svg:x="7.5cm" svg:y="17.989cm">
          <text:p text:style-name="P1"><text:span text:style-name="T1">CMPD6 (Winnipeg 2023)</text:span></text:p>
          <text:p text:style-name="P1"><text:span text:style-name="T1"/></text:p>
  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ype="fontwork-inflate" draw:modifiers="29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4T10:45:59.417333944</meta:creation-date>
    <meta:editing-duration>PT4M25S</meta:editing-duration>
    <meta:editing-cycles>2</meta:editing-cycles>
    <meta:generator>LibreOffice/7.3.4.2$Linux_X86_64 LibreOffice_project/30$Build-2</meta:generator>
    <meta:initial-creator>Julien Arino</meta:initial-creator>
    <dc:date>2022-07-24T10:50:19.841759042</dc:date>
    <dc:creator>Julien Arino</dc:creator>
    <meta:document-statistic meta:object-count="1"/>
  </office:meta>
</office:document-meta>
</file>